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DejaVu Sans" svg:font-family="'DejaVu Sans'" style:font-family-generic="system" style:font-pitch="variable"/>
  </office:font-face-decls>
  <office:automatic-styles>
    <style:style style:name="P1" style:family="paragraph" style:parent-style-name="Frame_20_contents">
      <style:text-properties fo:font-size="6pt" officeooo:rsid="000ddaa4" officeooo:paragraph-rsid="000ddaa4" style:font-size-asian="5.25pt" style:font-size-complex="6pt"/>
    </style:style>
    <style:style style:name="P2" style:family="paragraph" style:parent-style-name="Frame_20_contents">
      <style:text-properties fo:font-size="6pt" officeooo:rsid="000ee305" officeooo:paragraph-rsid="000ee305" style:font-size-asian="5.25pt" style:font-size-complex="6pt"/>
    </style:style>
    <style:style style:name="P3" style:family="paragraph" style:parent-style-name="Frame_20_contents">
      <style:text-properties fo:font-size="6pt" officeooo:rsid="000ee305" officeooo:paragraph-rsid="0010c1ff" style:font-size-asian="5.25pt" style:font-size-complex="6pt"/>
    </style:style>
    <style:style style:name="P4" style:family="paragraph" style:parent-style-name="Frame_20_contents">
      <style:text-properties fo:font-size="6pt" officeooo:rsid="0010c1ff" officeooo:paragraph-rsid="0010c1ff" style:font-size-asian="5.25pt" style:font-size-complex="6pt"/>
    </style:style>
    <style:style style:name="P5" style:family="paragraph" style:parent-style-name="Frame_20_contents">
      <style:text-properties fo:font-size="6pt" officeooo:rsid="00121b2f" officeooo:paragraph-rsid="00121b2f" style:font-size-asian="5.25pt" style:font-size-complex="6pt"/>
    </style:style>
    <style:style style:name="T1" style:family="text">
      <style:text-properties officeooo:rsid="0010c1ff"/>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officeooo:rsid="00121b2f"/>
    </style:style>
    <style:style style:name="T5" style:family="text">
      <style:text-properties style:text-position="0% 100%" fo:font-weight="bold" style:font-weight-asian="bold" style:font-weight-complex="bold"/>
    </style:style>
    <style:style style:name="T6" style:family="text">
      <style:text-properties style:text-position="0% 100%" style:text-underline-style="solid" style:text-underline-width="auto" style:text-underline-color="font-color" fo:font-weight="bold" style:font-weight-asian="bold" style:font-weight-complex="bold"/>
    </style:style>
    <style:style style:name="T7" style:family="text">
      <style:text-properties style:text-position="0% 100%"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ormula">
      <style:graphic-properties style:vertical-pos="middle" style:vertical-rel="tex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1" text:anchor-type="paragraph" svg:x="-1.677cm" svg:y="-1.651cm" svg:width="8.251cm" draw:z-index="0"><draw:text-box fo:min-height="3.438cm"><text:p text:style-name="P1">Das Baumdiagramm ist eine Darstellung, die uns hilft, die Wahrscheinlichkeit zutreffender Ereignisse zu berechnen. Es werden mehrere Entscheide nacheinander betrachtet, die ungleiche und auch ändernde Voraussagen haben dürfen. </text:p><text:p text:style-name="P1"/><text:p text:style-name="P1">Nehmen wir einmal an, dasss wir aus einem Sack, welcher 4 rote und 7 grüne Kugeln beinhaltet, jeweils 3 Mal hintereinander eine Kugel blind auswählen und nach jeder Ziehung wieder zurück in den Sack legen.</text:p><text:p text:style-name="P1"/><text:p text:style-name="P1">Mit welcher Wahrscheinlichkeit werden wir 2x eine grüne und 1x eine rote Kugel gezogen haben? Wir stellen ein Baumdiagramm auf, das bei jeder Ziehung einer Kugel aus dem Sack angibt, wie gross die Wahrscheinlichkeit P ist, eine rote oder eine grüne Kugel zu ziehen. In den Ellipsen gibt die erste Zahl die Anzahl der roten Kugeln an und die zweite Zahl die Anzahl aller Kugeln, die sich im Sack befinden an. </text:p></draw:text-box></draw:frame><draw:frame draw:style-name="fr1" draw:name="Frame2" text:anchor-type="paragraph" svg:x="6.669cm" svg:y="-1.625cm" svg:width="6.11cm" draw:z-index="1"><draw:text-box fo:min-height="2.723cm"><text:p text:style-name="P2">Die Wahrscheinlichkeit für Grün-Rot-Grün lautet:</text:p><text:p text:style-name="P3"><draw:frame draw:style-name="fr2" draw:name="Object1" text:anchor-type="as-char" svg:width="5.599cm" svg:height="0.998cm" draw:z-index="2"><draw:object xlink:href="./Object 1" xlink:type="simple" xlink:show="embed" xlink:actuate="onLoad"/><draw:image xlink:href="./ObjectReplacements/Object 1" xlink:type="simple" xlink:show="embed" xlink:actuate="onLoad"/></draw:frame></text:p><text:p text:style-name="P3"><text:span text:style-name="T1">Die Wahrscheinlichkeiten werden miteinander multipliziert.</text:span></text:p><text:p text:style-name="P4">Wenn die Reihenfolge keine Rolle spielt, werden die einzelnen Wahrscheinlichkeiten (P<text:span text:style-name="T2">GGR</text:span><text:span text:style-name="T3">, P</text:span><text:span text:style-name="T2">GRG</text:span><text:span text:style-name="T3">, P</text:span><text:span text:style-name="T2">RGG</text:span><text:span text:style-name="T3">) addiert.</text:span></text:p><text:p text:style-name="P4"><text:span text:style-name="T3">Die wahrscheinlichkeit für 2 grüne und eine rote Kugel ist also 0.147 * 3 = 0.4</text:span><text:span text:style-name="T4">4</text:span><text:span text:style-name="T3">2 </text:span><text:span text:style-name="T4">→ 44.2%</text:span></text:p><text:p text:style-name="P4"><text:span text:style-name="T4"/></text:p><text:p text:style-name="P5"><text:span text:style-name="T4">D</text:span><text:span text:style-name="T3">ie Anzahl der möglichen Wahrscheinlichkeiten ist die Anzahl der möglichen Entscheidungen (Bsp. Rot-Grün → 2) hoch die Anzahl der getroffenen Entscheidungen (Bsp. Anzahl Ziehungen → 3). </text:span><text:span text:style-name="T7">Bsp.: 2 ^ 3 = 8</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21:54:52.975972637</meta:creation-date>
    <dc:date>2016-12-13T22:33:47.321565315</dc:date>
    <meta:editing-duration>PT6M3S</meta:editing-duration>
    <meta:editing-cycles>1</meta:editing-cycles>
    <meta:document-statistic meta:table-count="0" meta:image-count="0" meta:object-count="1" meta:page-count="1" meta:paragraph-count="9" meta:word-count="208" meta:character-count="1346" meta:non-whitespace-character-count="1144"/>
    <meta:generator>LibreOffice/5.2.3.3$Linux_X86_64 LibreOffice_project/20m0$Build-3</meta:generator>
  </office:meta>
</office:document-meta>
</file>

<file path=Object 1/content.xml><?xml version="1.0" encoding="utf-8"?>
<math xmlns="http://www.w3.org/1998/Math/MathML" display="block">
  <semantics>
    <mrow>
      <msub>
        <mi>P</mi>
        <mi mathvariant="italic">GRG</mi>
      </msub>
      <mo stretchy="false">=</mo>
      <mrow>
        <mrow>
          <mo fence="true" stretchy="false">(</mo>
          <mrow>
            <mfrac>
              <mn>7</mn>
              <mn>11</mn>
            </mfrac>
          </mrow>
          <mo fence="true" stretchy="false">)</mo>
        </mrow>
        <mo stretchy="false">∗</mo>
        <mrow>
          <mo fence="true" stretchy="false">(</mo>
          <mrow>
            <mfrac>
              <mn>4</mn>
              <mn>11</mn>
            </mfrac>
          </mrow>
          <mo fence="true" stretchy="false">)</mo>
        </mrow>
        <mo stretchy="false">∗</mo>
        <mrow>
          <mo fence="true" stretchy="false">(</mo>
          <mrow>
            <mfrac>
              <mn>7</mn>
              <mn>11</mn>
            </mfrac>
          </mrow>
          <mo fence="true" stretchy="false">)</mo>
        </mrow>
      </mrow>
      <mo stretchy="false">=</mo>
      <mn>0.147</mn>
    </mrow>
    <annotation encoding="StarMath 5.0">{P}_{GRG} = ({7} over {11}) * ({4} over {11}) * ({7} over {11}) = 0.147</annotation>
  </semantics>
</math>
</file>